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4fec" officeooo:paragraph-rsid="00194fec"/>
    </style:style>
    <style:style style:name="P2" style:family="paragraph" style:parent-style-name="Standard">
      <style:text-properties officeooo:rsid="00194fec" officeooo:paragraph-rsid="00194fec"/>
    </style:style>
    <style:style style:name="P3" style:family="paragraph" style:parent-style-name="Standard">
      <style:text-properties officeooo:rsid="001954f0" officeooo:paragraph-rsid="001954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* * * * cd /var/www/clientfolder/ &amp;&amp; /usr/bin/python /var/www/clientfolder/your_python_script.py &gt;&gt; /var/www/clientfolder/your_python_script.log</text:p>
      <text:p text:style-name="P1"/>
      <text:p text:style-name="P1"/>
      <text:p text:style-name="P3"># Garden Watering Cycle 5:00 Monday,Wednesday,Friday</text:p>
      <text:p text:style-name="P3">#3 5 * * 1,3,5 python /home/pi/Desktop/WateringScript.py</text:p>
      <text:p text:style-name="P3"/>
      <text:p text:style-name="P3"># Garden Music Cycle from 6AM-2PM</text:p>
      <text:p text:style-name="P3">0 6-14 * * * omxplayer /home/pi/Desktop/Music.mp3</text:p>
      <text:p text:style-name="P3"/>
      <text:p text:style-name="P3"># 18HR Lights ON at 5:00AM</text:p>
      <text:p text:style-name="P3">0 5 * * * python /home/pi/Desktop/18HR.py</text:p>
      <text:p text:style-name="P3"/>
      <text:p text:style-name="P3"># 12HR Lights ON at 5:05AM</text:p>
      <text:p text:style-name="P3">5 5 * * * python /home/pi/Desktop/12HR.py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23:27:16.128149628</meta:creation-date>
    <dc:date>2019-01-05T17:23:33.901264339</dc:date>
    <meta:editing-duration>PT9M21S</meta:editing-duration>
    <meta:editing-cycles>2</meta:editing-cycles>
    <meta:generator>LibreOffice/5.2.7.2$Linux_ARM_EABI LibreOffice_project/20m0$Build-2</meta:generator>
    <meta:document-statistic meta:table-count="0" meta:image-count="0" meta:object-count="0" meta:page-count="1" meta:paragraph-count="9" meta:word-count="64" meta:character-count="470" meta:non-whitespace-character-count="415"/>
  </office:meta>
</office:document-meta>
</file>